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07397343695942389" text:style-name="WWNum1">
        <text:list-header>
          <text:h text:style-name="P2" text:outline-level="1">VUEDART<text:tab/></text:h>
        </text:list-header>
      </text:list>
      <text:list xml:id="list252077848339194600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15-01-2019<text:tab/></text:p>
      <text:p text:style-name="Standard"/>
      <text:p text:style-name="P1">Link de Interes:<text:tab/><text:tab/><text:a xlink:type="simple" xlink:href="https://refi64.com/" text:style-name="Internet_20_link" text:visited-style-name="Visited_20_Internet_20_Link">El instalable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1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1-15T09:03:16.94</meta:creation-date>
    <meta:editing-duration>PT1M21S</meta:editing-duration>
    <meta:generator>OpenOffice/4.1.6$Win32 OpenOffice.org_project/416m1$Build-9790</meta:generator>
    <meta:initial-creator>Máximo Meza</meta:initial-creator>
    <meta:document-statistic meta:table-count="0" meta:image-count="0" meta:object-count="0" meta:page-count="1" meta:paragraph-count="8" meta:word-count="20" meta:character-count="172"/>
    <dc:date>2019-01-15T09:04:37.46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